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Ano</text:p>
          </table:table-cell>
          <table:table-cell office:value-type="string">
            <text:p>Lançamentos</text:p>
          </table:table-cell>
          <table:table-cell office:value-type="string">
            <text:p>Projetos</text:p>
          </table:table-cell>
          <table:table-cell office:value-type="string">
            <text:p>Projetos com 2 ou mais lançamentos</text:p>
          </table:table-cell>
          <table:table-cell/>
          <table:table-cell table:style-name="Default" office:value-type="string">
            <text:p>%projetos com 2 ou + lançamentos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7291">
            <text:p>17291</text:p>
          </table:table-cell>
          <table:table-cell office:value-type="float" office:value="5327">
            <text:p>5327</text:p>
          </table:table-cell>
          <table:table-cell table:formula="of:=2961+201" office:value-type="float" office:value="3162">
            <text:p>3162</text:p>
          </table:table-cell>
          <table:table-cell/>
          <table:table-cell table:formula="of:=[.D2]/[.C2]" office:value-type="percentage" office:value="0.593579876102872">
            <text:p>59,36%</text:p>
          </table:table-cell>
          <table:table-cell/>
          <table:table-cell>
            <draw:frame table:end-cell-address="Sheet1.Q23" table:end-x="1.171cm" table:end-y="0.239cm" draw:z-index="0" draw:style-name="gr1" svg:width="20.079cm" svg:height="9.659cm" svg:x="1.416cm" svg:y="0.028cm">
              <draw:object draw:notify-on-update-of-ranges="Sheet1.A2:Sheet1.A11 Sheet1.B1:Sheet1.B1 Sheet1.B2:Sheet1.B11 Sheet1.C1:Sheet1.C1 Sheet1.C2:Sheet1.C11 Sheet1.D1:Sheet1.D1 Sheet1.D2:Sheet1.D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3729">
            <text:p>23729</text:p>
          </table:table-cell>
          <table:table-cell office:value-type="float" office:value="7186">
            <text:p>7186</text:p>
          </table:table-cell>
          <table:table-cell table:formula="of:=2560+236" office:value-type="float" office:value="2796">
            <text:p>2796</text:p>
          </table:table-cell>
          <table:table-cell/>
          <table:table-cell table:formula="of:=[.D3]/[.C3]" office:value-type="percentage" office:value="0.389089897021987">
            <text:p>38,91%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427">
            <text:p>26427</text:p>
          </table:table-cell>
          <table:table-cell office:value-type="float" office:value="8622">
            <text:p>8622</text:p>
          </table:table-cell>
          <table:table-cell table:formula="of:=2971+230" office:value-type="float" office:value="3201">
            <text:p>3201</text:p>
          </table:table-cell>
          <table:table-cell/>
          <table:table-cell table:formula="of:=[.D4]/[.C4]" office:value-type="percentage" office:value="0.371259568545581">
            <text:p>37,13%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328">
            <text:p>27328</text:p>
          </table:table-cell>
          <table:table-cell office:value-type="float" office:value="8965">
            <text:p>8965</text:p>
          </table:table-cell>
          <table:table-cell table:formula="of:=3041+245" office:value-type="float" office:value="3286">
            <text:p>3286</text:p>
          </table:table-cell>
          <table:table-cell/>
          <table:table-cell table:formula="of:=[.D5]/[.C5]" office:value-type="percentage" office:value="0.366536530953709">
            <text:p>36,65%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5843">
            <text:p>25843</text:p>
          </table:table-cell>
          <table:table-cell office:value-type="float" office:value="8872">
            <text:p>8872</text:p>
          </table:table-cell>
          <table:table-cell table:formula="of:=2802+222" office:value-type="float" office:value="3024">
            <text:p>3024</text:p>
          </table:table-cell>
          <table:table-cell/>
          <table:table-cell table:formula="of:=[.D6]/[.C6]" office:value-type="percentage" office:value="0.340847610459874">
            <text:p>34,08%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3399">
            <text:p>23399</text:p>
          </table:table-cell>
          <table:table-cell office:value-type="float" office:value="7987">
            <text:p>7987</text:p>
          </table:table-cell>
          <table:table-cell table:formula="of:=2475+212" office:value-type="float" office:value="2687">
            <text:p>2687</text:p>
          </table:table-cell>
          <table:table-cell/>
          <table:table-cell table:formula="of:=[.D7]/[.C7]" office:value-type="percentage" office:value="0.336421685238513">
            <text:p>33,64%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0521">
            <text:p>20521</text:p>
          </table:table-cell>
          <table:table-cell office:value-type="float" office:value="7244">
            <text:p>7244</text:p>
          </table:table-cell>
          <table:table-cell table:formula="of:=2187+173" office:value-type="float" office:value="2360">
            <text:p>2360</text:p>
          </table:table-cell>
          <table:table-cell/>
          <table:table-cell table:formula="of:=[.D8]/[.C8]" office:value-type="percentage" office:value="0.325786858089453">
            <text:p>32,58%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8835">
            <text:p>18835</text:p>
          </table:table-cell>
          <table:table-cell office:value-type="float" office:value="6666">
            <text:p>6666</text:p>
          </table:table-cell>
          <table:table-cell table:formula="of:=1924+162" office:value-type="float" office:value="2086">
            <text:p>2086</text:p>
          </table:table-cell>
          <table:table-cell/>
          <table:table-cell table:formula="of:=[.D9]/[.C9]" office:value-type="percentage" office:value="0.312931293129313">
            <text:p>31,29%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6743">
            <text:p>16743</text:p>
          </table:table-cell>
          <table:table-cell office:value-type="float" office:value="5583">
            <text:p>5583</text:p>
          </table:table-cell>
          <table:table-cell table:formula="of:=1731+162" office:value-type="float" office:value="1893">
            <text:p>1893</text:p>
          </table:table-cell>
          <table:table-cell/>
          <table:table-cell table:formula="of:=[.D10]/[.C10]" office:value-type="percentage" office:value="0.339065018807093">
            <text:p>33,91%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4690">
            <text:p>14690</text:p>
          </table:table-cell>
          <table:table-cell office:value-type="float" office:value="4788">
            <text:p>4788</text:p>
          </table:table-cell>
          <table:table-cell table:formula="of:=1517+149" office:value-type="float" office:value="1666">
            <text:p>1666</text:p>
          </table:table-cell>
          <table:table-cell/>
          <table:table-cell table:formula="of:=[.D11]/[.C11]" office:value-type="percentage" office:value="0.347953216374269">
            <text:p>34,8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formula="of:=SUM([.C2:.C11])" office:value-type="float" office:value="71240">
            <text:p>71240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18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05T16:45:19</meta:creation-date>
    <dc:date>2011-01-05T18:35:31</dc:date>
    <meta:editing-duration>PT01H46M58S</meta:editing-duration>
    <meta:editing-cycles>2</meta:editing-cycles>
    <meta:generator>NeoOffice/3.1.2$Unix OpenOffice.org_project/Patch 0</meta:generator>
    <meta:document-statistic meta:table-count="3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="solid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666666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cccccc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0.08cm" svg:height="9.66cm" chart:class="chart:bar" chart:style-name="ch1">
        <chart:title svg:x="4.885cm" svg:y="0.194cm" chart:style-name="ch2">
          <text:p>Evolução do Freshmeat.net ao na década de 2000</text:p>
        </chart:title>
        <chart:legend chart:legend-position="bottom" svg:x="5.504cm" svg:y="8.367cm" chart:style-name="ch3"/>
        <chart:plot-area chart:style-name="ch4" table:cell-range-address="Sheet1.A1:Sheet1.D11" chart:data-source-has-labels="both" svg:x="0.601cm" svg:y="0.89cm" svg:width="18.677cm" svg:height="7.293cm">
          <chart:axis chart:dimension="x" chart:name="primary-x" chart:style-name="ch5">
            <chart:title svg:x="9.943cm" svg:y="7.804cm" chart:style-name="ch6">
              <text:p>Ano</text:p>
            </chart:title>
            <chart:categories table:cell-range-address="Sheet1.A2:Sheet1.A11"/>
          </chart:axis>
          <chart:axis chart:dimension="y" chart:name="primary-y" chart:style-name="ch7">
            <chart:title svg:x="0.402cm" svg:y="5.071cm" chart:style-name="ch8">
              <text:p>Quantidade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C2:Sheet1.C11" chart:label-cell-address="Sheet1.C1:Sheet1.C1" chart:class="chart:bar">
            <chart:data-point chart:repeated="10"/>
          </chart:series>
          <chart:series chart:style-name="ch12" chart:values-cell-range-address="Sheet1.D2:Sheet1.D11" chart:label-cell-address="Sheet1.D1:Sheet1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Lançamentos</text:p>
              </table:table-cell>
              <table:table-cell office:value-type="string">
                <text:p text:id="Sheet1.C1:Sheet1.C1">Projetos</text:p>
              </table:table-cell>
              <table:table-cell office:value-type="string">
                <text:p text:id="Sheet1.D1:Sheet1.D1">Projetos com 2 ou mais lançamento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1">2001</text:p>
              </table:table-cell>
              <table:table-cell office:value-type="float" office:value="17291">
                <text:p text:id="Sheet1.B2:Sheet1.B11">17291</text:p>
              </table:table-cell>
              <table:table-cell office:value-type="float" office:value="5327">
                <text:p text:id="Sheet1.C2:Sheet1.C11">5327</text:p>
              </table:table-cell>
              <table:table-cell office:value-type="float" office:value="3162">
                <text:p text:id="Sheet1.D2:Sheet1.D11">316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3729">
                <text:p>23729</text:p>
              </table:table-cell>
              <table:table-cell office:value-type="float" office:value="7186">
                <text:p>7186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6427">
                <text:p>26427</text:p>
              </table:table-cell>
              <table:table-cell office:value-type="float" office:value="8622">
                <text:p>8622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7328">
                <text:p>27328</text:p>
              </table:table-cell>
              <table:table-cell office:value-type="float" office:value="8965">
                <text:p>8965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5843">
                <text:p>25843</text:p>
              </table:table-cell>
              <table:table-cell office:value-type="float" office:value="8872">
                <text:p>8872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3399">
                <text:p>23399</text:p>
              </table:table-cell>
              <table:table-cell office:value-type="float" office:value="7987">
                <text:p>7987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521">
                <text:p>20521</text:p>
              </table:table-cell>
              <table:table-cell office:value-type="float" office:value="7244">
                <text:p>7244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8835">
                <text:p>18835</text:p>
              </table:table-cell>
              <table:table-cell office:value-type="float" office:value="6666">
                <text:p>6666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6743">
                <text:p>16743</text:p>
              </table:table-cell>
              <table:table-cell office:value-type="float" office:value="5583">
                <text:p>558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4690">
                <text:p>14690</text:p>
              </table:table-cell>
              <table:table-cell office:value-type="float" office:value="4788">
                <text:p>4788</text:p>
              </table:table-cell>
              <table:table-cell office:value-type="float" office:value="1666">
                <text:p>1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